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style:font-name-asian="Liberation Serif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cm" fo:text-indent="-0.635cm" fo:margin-left="1.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5cm" fo:text-indent="-0.635cm" fo:margin-left="2.3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cm" fo:text-indent="-0.635cm" fo:margin-left="2.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5cm" fo:text-indent="-0.635cm" fo:margin-left="3.5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cm" fo:text-indent="-0.635cm" fo:margin-left="4.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5cm" fo:text-indent="-0.635cm" fo:margin-left="4.8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cm" fo:text-indent="-0.635cm" fo:margin-left="5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5cm" fo:text-indent="-0.635cm" fo:margin-left="6.1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cm" fo:text-indent="-0.635cm" fo:margin-left="6.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5cm" fo:text-indent="-0.635cm" fo:margin-left="7.40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nsor_msgs/CameraInfo参数:</text:p>
      <text:p text:style-name="P1"/>
      <text:list xml:id="list3853163022" text:style-name="L1">
        <text:list-item>
          <text:p text:style-name="P2">height：图像尺寸，height代表高度，（height*width）相机的分辨率，以像素为单位</text:p>
        </text:list-item>
        <text:list-item>
          <text:p text:style-name="P2">width：图像尺寸，width代表宽度，（height*width）相机分辨率，以像素为单位</text:p>
        </text:list-item>
        <text:list-item>
          <text:p text:style-name="P2">distortion_model：指定了相机畸变模型，对于大多数相机，"plumb_bob"径向和切向畸变模型就足够了</text:p>
        </text:list-item>
        <text:list-item>
          <text:p text:style-name="P2">D：畸变参数，取决于畸变模型，(k1, k2, t1, t2, k3)</text:p>
        </text:list-item>
        <text:list-item>
          <text:p text:style-name="P2">K：相机内参矩阵，使用焦距(fx, fy)和主点坐标(cx, cy)，单位为像素，内参矩阵可以将相机坐标中的3D点投影到2D像素坐标</text:p>
        </text:list-item>
        <text:list-item>
          <text:p text:style-name="P2">R：旋转矩阵，将相机坐标系统对准理想的立体图像平面，使两张立体图像中的极线平行</text:p>
        </text:list-item>
        <text:list-item>
          <text:p text:style-name="P2">P：投影矩阵，左边3*3矩阵是相机的内参矩阵，将相机坐标中的3D点投影到2D像素坐标，可能与相机内参K不同。对于单目相机Tx = Ty = 0。对于双目相机，Tx和Ty有所不同。</text:p>
        </text:list-item>
        <text:list-item>
          <text:p text:style-name="P2">binning_x：图像下采样参数，水平方向</text:p>
        </text:list-item>
        <text:list-item>
          <text:p text:style-name="P2">binning_y：图像下采样参数，竖直方向</text:p>
          <text:p text:style-name="P2">(width / binning_x) x (height / binning_y)</text:p>
          <text:p text:style-name="P2">下采样：binning_x = binning_y ＞ 1。缩小图像，生成对应图像的缩略图，使得图像符合显示区域的大小。</text:p>
        </text:list-item>
        <text:list-item>
          <text:p text:style-name="P2"><text:s/>roi：感兴趣区域定义，即完整图像上的一个矩形子窗口</text:p>
          <text:p text:style-name="P2"/>
        </text:list-item>
      </text:list>
      <text:p text:style-name="Standard"><text:s text:c="6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1-29T15:19:23.225647358</dc:date>
    <meta:editing-duration>PT2M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92" meta:character-count="610" meta:non-whitespace-character-count="583"/>
  </office:meta>
</office:document-meta>
</file>